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11cm" svg:height="4.071cm" draw:transform="rotate (-1.57515964992488) translate (6.9133185288073cm 5.01120890449451cm)" svg:viewBox="0 0 1112 4072" svg:d="M1107 3733c-448-493-407-1116-197-1657s325-1439-180-2051c-91-100-766 122-657 275 332 367 361 762 90 1403-269 643-231 1679 305 2331 130 158 704-219 639-301z">
          <text:p/>
        </draw:path>
        <draw:path draw:style-name="gr1" draw:text-style-name="P1" draw:layer="layout" svg:width="0.903cm" svg:height="0.661cm" draw:transform="skewX (0.00122173047639602) rotate (-2.15687788961459) translate (7.3356401432272cm 5.147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3.62579114539869cm 5.5066281084625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58:30.499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